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2e450" officeooo:paragraph-rsid="0012e450"/>
    </style:style>
    <style:style style:name="P2" style:family="paragraph" style:parent-style-name="Standard" style:list-style-name="L1">
      <style:text-properties officeooo:rsid="0012e450" officeooo:paragraph-rsid="0012e450"/>
    </style:style>
    <style:style style:name="P3" style:family="paragraph" style:parent-style-name="Standard" style:list-style-name="L2">
      <style:text-properties officeooo:rsid="0012e450" officeooo:paragraph-rsid="0012e450"/>
    </style:style>
    <style:style style:name="P4" style:family="paragraph" style:parent-style-name="Standard" style:list-style-name="L2">
      <style:text-properties officeooo:rsid="0014dc59" officeooo:paragraph-rsid="0014dc59"/>
    </style:style>
    <style:style style:name="P5" style:family="paragraph" style:parent-style-name="Standard" style:list-style-name="L2">
      <style:text-properties officeooo:rsid="00160c83" officeooo:paragraph-rsid="00160c83"/>
    </style:style>
    <style:style style:name="P6" style:family="paragraph" style:parent-style-name="Standard" style:list-style-name="L2">
      <style:text-properties officeooo:rsid="0017b319" officeooo:paragraph-rsid="0017b31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7b3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inks</text:span>:</text:p>
      <text:p text:style-name="P1"/>
      <text:list xml:id="list7161069430726465136" text:style-name="L1">
        <text:list-item>
          <text:p text:style-name="P2">http://es.wikipedia.org/wiki/Almacén_de_datos</text:p>
        </text:list-item>
      </text:list>
      <text:list xml:id="list1602392122677665513" text:style-name="L2">
        <text:list-item>
          <text:p text:style-name="P3"><text:a xlink:type="simple" xlink:href="http://www.1keydata.com/datawarehousing/data-warehouse-definition.html">http://www.1keydata.com/datawarehousing/data-warehouse-definition.html</text:a></text:p>
        </text:list-item>
        <text:list-item>
          <text:p text:style-name="P4"><text:a xlink:type="simple" xlink:href="https://santacruzramos.wikispaces.com/1.2+Bases+de+datos+multidimensionales+(BDM">https://santacruzramos.wikispaces.com/1.2+Bases+de+datos+multidimensionales+(BDM</text:a>). (modelo multidimensional)</text:p>
        </text:list-item>
        <text:list-item>
          <text:p text:style-name="P4"><text:a xlink:type="simple" xlink:href="http://es.wikipedia.org/wiki/Esquema_en_estrella">http://es.wikipedia.org/wiki/Esquema_en_estrella</text:a></text:p>
        </text:list-item>
        <text:list-item>
          <text:p text:style-name="P4"><text:a xlink:type="simple" xlink:href="http://es.wikipedia.org/wiki/Esquema_en_copo_de_nieve">http://es.wikipedia.org/wiki/Esquema_en_copo_de_nieve</text:a></text:p>
        </text:list-item>
        <text:list-item>
          <text:p text:style-name="P4"><text:a xlink:type="simple" xlink:href="http://es.wikipedia.org/wiki/Sistemas_de_soporte_a_decisiones">http://es.wikipedia.org/wiki/Sistemas_de_soporte_a_decisiones</text:a></text:p>
        </text:list-item>
        <text:list-item>
          <text:p text:style-name="P4"><text:a xlink:type="simple" xlink:href="http://es.wikipedia.org/wiki/Tabla_de_hechos">http://es.wikipedia.org/wiki/Tabla_de_hechos</text:a></text:p>
        </text:list-item>
        <text:list-item>
          <text:p text:style-name="P4"><text:a xlink:type="simple" xlink:href="http://es.wikipedia.org/wiki/Tabla_de_dimensión">http://es.wikipedia.org/wiki/Tabla_de_dimensión</text:a></text:p>
        </text:list-item>
        <text:list-item>
          <text:p text:style-name="P5"><text:a xlink:type="simple" xlink:href="http://www-01.ibm.com/support/knowledgecenter/SS9UM9_8.1.0/com.ibm.datatools.dimensional.ui.doc/topics/c_dm_dimschemas.html?lang=es">http://www-01.ibm.com/support/knowledgecenter/SS9UM9_8.1.0/com.ibm.datatools.dimensional.ui.doc/topics/c_dm_dimschemas.html?lang=es</text:a> <text:span text:style-name="T2">(esquemas dimensionales)</text:span></text:p>
        </text:list-item>
        <text:list-item>
          <text:p text:style-name="P6"><text:a xlink:type="simple" xlink:href="http://www.dataprix.net/node/16678">http://www.dataprix.net/node/16678</text:a> (ejemplo modelado estrella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5-03-19T19:44:19.758109449</meta:creation-date>
    <meta:generator>LibreOffice/4.1.3.2$Linux_X86_64 LibreOffice_project/410m0$Build-2</meta:generator>
    <dc:date>2015-03-23T13:24:53.137491826</dc:date>
    <dc:creator>javier </dc:creator>
    <meta:editing-duration>P0D</meta:editing-duration>
    <meta:editing-cycles>4</meta:editing-cycles>
    <meta:document-statistic meta:table-count="0" meta:image-count="0" meta:object-count="0" meta:page-count="1" meta:paragraph-count="11" meta:word-count="28" meta:character-count="710" meta:non-whitespace-character-count="703"/>
  </office:meta>
</office:document-meta>
</file>